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cd6f" officeooo:paragraph-rsid="001ecd6f"/>
    </style:style>
    <style:style style:name="P2" style:family="paragraph" style:parent-style-name="Standard">
      <style:text-properties officeooo:rsid="0022c830" officeooo:paragraph-rsid="0022c830"/>
    </style:style>
    <style:style style:name="P3" style:family="paragraph" style:parent-style-name="Standard">
      <style:text-properties officeooo:rsid="0022d228" officeooo:paragraph-rsid="0022d228"/>
    </style:style>
    <style:style style:name="P4" style:family="paragraph" style:parent-style-name="Standard">
      <style:text-properties officeooo:rsid="00233010" officeooo:paragraph-rsid="00233010"/>
    </style:style>
    <style:style style:name="P5" style:family="paragraph" style:parent-style-name="Standard">
      <style:text-properties officeooo:rsid="00249533" officeooo:paragraph-rsid="00249533"/>
    </style:style>
    <style:style style:name="P6" style:family="paragraph" style:parent-style-name="Standard">
      <style:text-properties officeooo:rsid="00260884" officeooo:paragraph-rsid="00260884"/>
    </style:style>
    <style:style style:name="P7" style:family="paragraph" style:parent-style-name="Standard">
      <style:text-properties officeooo:rsid="00267919" officeooo:paragraph-rsid="00267919"/>
    </style:style>
    <style:style style:name="P8" style:family="paragraph" style:parent-style-name="Standard">
      <style:text-properties officeooo:rsid="0027f64c" officeooo:paragraph-rsid="0027f64c"/>
    </style:style>
    <style:style style:name="T1" style:family="text">
      <style:text-properties officeooo:rsid="0022c830"/>
    </style:style>
    <style:style style:name="T2" style:family="text">
      <style:text-properties officeooo:rsid="00267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V2<text:tab/></text:p>
      <text:p text:style-name="P1"/>
      <text:p text:style-name="P2">Setup using the UNO</text:p>
      <text:p text:style-name="P2"/>
      <text:p text:style-name="P2">Open Arduino project<text:tab/><text:tab/>9C_cal_auto_plus_manual_Arduino</text:p>
      <text:p text:style-name="P2"/>
      <text:p text:style-name="P2">This can be found under <text:tab/>Github\UNO_as_an_AVR_programer\</text:p>
      <text:p text:style-name="P2"/>
      <text:p text:style-name="P2">Upload it to a UNO PCB</text:p>
      <text:p text:style-name="P2"/>
      <text:p text:style-name="P3">Use prototype PCB to connect the UNO to an Atmega 168 as follows</text:p>
      <text:p text:style-name="P3"/>
      <text:p text:style-name="P3"/>
      <text:p text:style-name="P3"/>
      <text:p text:style-name="P3"/>
      <text:p text:style-name="P3">Open a terminal program with a baud rate of 38400</text:p>
      <text:p text:style-name="P3">Get the following use prompt </text:p>
      <text:p text:style-name="P3"><text:tab/><text:tab/>“s <text:s/>s <text:s/>s <text:s/>s <text:s/>s <text:s/>s….”</text:p>
      <text:p text:style-name="P3">Press ‘s’</text:p>
      <text:p text:style-name="P3">The UNO respond with </text:p>
      <text:p text:style-name="P3"><text:tab/><text:tab/>Atmega 168 detected.</text:p>
      <text:p text:style-name="P3"><text:tab/><text:tab/>Press -p- to program flash, -e- for EEPROM, -r- to run target or -x- to escape.</text:p>
      <text:p text:style-name="P3">Press ‘p’ and send </text:p>
      <text:p text:style-name="P3"><text:tab/><text:tab/>9C_cal_auto_plus_manual_Arduino_168</text:p>
      <text:p text:style-name="P3">Which is found under</text:p>
      <text:p text:style-name="P3"><text:tab/><text:tab/><text:span text:style-name="T1">Github\UNO_as_an_AVR_programer\9C_cal_auto_plus_manual_Arduino</text:span></text:p>
      <text:p text:style-name="P4"/>
      <text:p text:style-name="P4">Press ‘n’ when a text file is requested</text:p>
      <text:p text:style-name="P4">Press the UNO reset button Then press ‘s’ followed by ‘t’ to initial calibration using the UNO frequency standard.</text:p>
      <text:p text:style-name="P4"/>
      <text:p text:style-name="P5">After auto cal the following test is printed</text:p>
      <text:p text:style-name="P5"><text:tab/><text:tab/><text:tab/>Calibrating Atmega 168/P</text:p>
      <text:p text:style-name="P5"><text:tab/><text:tab/><text:tab/>New OSCCAL value 77</text:p>
      <text:p text:style-name="P5"><text:tab/><text:tab/><text:tab/>Previous user cal 77</text:p>
      <text:p text:style-name="P5"><text:tab/><text:tab/><text:tab/>Press 'x' to finish or AOK for manual cal</text:p>
      <text:p text:style-name="P5">Press AOK</text:p>
      <text:p text:style-name="P5">Select the best User cal value (77 in this case) and enter it.</text:p>
      <text:p text:style-name="P5"/>
      <text:p text:style-name="P5"/>
      <text:p text:style-name="P6">Reset the UNO<text:tab/>Program the Atmega168 with “Project_pcb_168_V2.30C”</text:p>
      <text:p text:style-name="P6"><text:tab/><text:tab/><text:tab/>No text file required</text:p>
      <text:p text:style-name="P6"><text:tab/><text:tab/><text:tab/>Change baud rate to 57600</text:p>
      <text:p text:style-name="P6"><text:tab/><text:tab/><text:tab/>At prompt “P <text:s/>P <text:s/>P <text:s/>P <text:s/>P………...”</text:p>
      <text:p text:style-name="P6"><text:tab/><text:tab/><text:tab/>Press ‘s’</text:p>
      <text:p text:style-name="P6"><text:tab/><text:tab/><text:tab/>Reduce BR to 2.4K and press AK</text:p>
      <text:p text:style-name="P6"><text:tab/><text:tab/><text:tab/><text:span text:style-name="T2">Send text file “on-chip_strings”</text:span></text:p>
      <text:p text:style-name="P7"><text:tab/><text:tab/><text:tab/>Restore BR</text:p>
      <text:p text:style-name="P7"/>
      <text:p text:style-name="P7">Remove Atmega168 from UNO programming jig and fit to PCB111000</text:p>
      <text:p text:style-name="P8">Upload mini_OS</text:p>
      <text:p text:style-name="P8">Get p/r prompt</text:p>
      <text:p text:style-name="P8"><text:soft-page-break/>Upload user pro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2T11:44:29.982000000</meta:creation-date>
    <meta:generator>LibreOffice/6.2.8.2$Windows_X86_64 LibreOffice_project/f82ddfca21ebc1e222a662a32b25c0c9d20169ee</meta:generator>
    <dc:date>2023-08-01T18:36:12.479000000</dc:date>
    <meta:editing-duration>PT24M8S</meta:editing-duration>
    <meta:editing-cycles>6</meta:editing-cycles>
    <meta:document-statistic meta:table-count="0" meta:image-count="0" meta:object-count="0" meta:page-count="2" meta:paragraph-count="38" meta:word-count="217" meta:character-count="1334" meta:non-whitespace-character-count="1097"/>
  </office:meta>
</office:document-meta>
</file>